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6pt" fo:font-weight="normal" officeooo:rsid="0037bd57" officeooo:paragraph-rsid="0037bd57" style:font-name-asian="Liberation Serif1" style:font-size-asian="16pt" style:font-weight-asian="normal" style:font-name-complex="Liberation Serif1" style:font-size-complex="16pt" style:font-weight-complex="normal"/>
    </style:style>
    <style:style style:name="P2" style:family="paragraph" style:parent-style-name="Standard">
      <style:text-properties style:text-position="0% 100%" style:font-name="Liberation Serif1" fo:font-size="16pt" fo:font-weight="normal" officeooo:rsid="00399d0b" officeooo:paragraph-rsid="00399d0b" style:font-name-asian="Liberation Serif1" style:font-size-asian="16pt" style:font-weight-asian="normal" style:font-name-complex="Liberation Serif1" style:font-size-complex="16pt" style:font-weight-complex="normal"/>
    </style:style>
    <style:style style:name="P3" style:family="paragraph" style:parent-style-name="Standard">
      <style:text-properties style:text-position="0% 100%" style:font-name="Liberation Serif1" fo:font-size="16pt" fo:font-weight="normal" officeooo:rsid="003d259f" officeooo:paragraph-rsid="003d259f" style:font-name-asian="Liberation Serif1" style:font-size-asian="16pt" style:font-weight-asian="normal" style:font-name-complex="Liberation Serif1" style:font-size-complex="16pt" style:font-weight-complex="normal"/>
    </style:style>
    <style:style style:name="P4" style:family="paragraph" style:parent-style-name="Standard">
      <style:text-properties style:text-position="0% 100%" style:font-name="Liberation Serif1" fo:font-size="16pt" fo:font-weight="bold" officeooo:rsid="00399d0b" officeooo:paragraph-rsid="00399d0b" style:font-name-asian="Liberation Serif1" style:font-size-asian="16pt" style:font-weight-asian="bold" style:font-name-complex="Liberation Serif1" style:font-size-complex="16pt" style:font-weight-complex="bold"/>
    </style:style>
    <style:style style:name="P5" style:family="paragraph" style:parent-style-name="Standard">
      <style:text-properties style:text-position="0% 100%" style:font-name="Liberation Serif1" fo:font-size="16pt" fo:font-weight="bold" officeooo:rsid="0037bd57" officeooo:paragraph-rsid="0037bd57" style:font-name-asian="Liberation Serif1" style:font-size-asian="16pt" style:font-weight-asian="bold" style:font-name-complex="Liberation Serif1" style:font-size-complex="16pt" style:font-weight-complex="bold"/>
    </style:style>
    <style:style style:name="P6" style:family="paragraph" style:parent-style-name="Standard">
      <style:text-properties style:text-position="0% 100%" style:font-name="Liberation Serif1" fo:font-size="16pt" fo:font-weight="bold" officeooo:rsid="003b4f47" officeooo:paragraph-rsid="003b4f47" style:font-name-asian="Liberation Serif1" style:font-size-asian="16pt" style:font-weight-asian="bold" style:font-name-complex="Liberation Serif1" style:font-size-complex="16pt" style:font-weight-complex="bold"/>
    </style:style>
    <style:style style:name="P7" style:family="paragraph" style:parent-style-name="Standard">
      <style:text-properties style:text-position="0% 100%" style:font-name="Liberation Serif1" fo:font-size="16pt" fo:font-weight="bold" officeooo:rsid="003b4f47" officeooo:paragraph-rsid="00399d0b" style:font-name-asian="Liberation Serif1" style:font-size-asian="16pt" style:font-weight-asian="bold" style:font-name-complex="Liberation Serif1" style:font-size-complex="16pt" style:font-weight-complex="bold"/>
    </style:style>
    <style:style style:name="P8" style:family="paragraph" style:parent-style-name="Standard">
      <style:text-properties style:text-position="0% 100%" style:font-name="Liberation Serif1" fo:font-size="16pt" fo:font-weight="bold" officeooo:rsid="003b4f47" officeooo:paragraph-rsid="003d259f" style:font-name-asian="Liberation Serif1" style:font-size-asian="16pt" style:font-weight-asian="bold" style:font-name-complex="Liberation Serif1" style:font-size-complex="16pt" style:font-weight-complex="bold"/>
    </style:style>
    <style:style style:name="P9" style:family="paragraph" style:parent-style-name="Standard">
      <style:text-properties style:text-position="0% 100%" style:font-name="Liberation Serif1" fo:font-size="16pt" fo:font-weight="bold" officeooo:rsid="003e264e" officeooo:paragraph-rsid="003e264e" style:font-name-asian="Liberation Serif1" style:font-size-asian="16pt" style:font-weight-asian="bold" style:font-name-complex="Liberation Serif1" style:font-size-complex="16pt" style:font-weight-complex="bold"/>
    </style:style>
    <style:style style:name="P10" style:family="paragraph" style:parent-style-name="Standard">
      <style:text-properties style:text-position="sub 58%" style:font-name="Liberation Serif1" fo:font-size="16pt" fo:font-weight="normal" officeooo:rsid="003c135d" officeooo:paragraph-rsid="003d259f" style:font-name-asian="Liberation Serif1" style:font-size-asian="16pt" style:font-weight-asian="normal" style:font-name-complex="Liberation Serif1" style:font-size-complex="16pt" style:font-weight-complex="normal"/>
    </style:style>
    <style:style style:name="P11" style:family="paragraph" style:parent-style-name="Standard">
      <style:text-properties style:text-position="0% 100%" style:font-name="Liberation Serif1" fo:font-size="16pt" fo:font-weight="bold" officeooo:rsid="003b4f47" officeooo:paragraph-rsid="003e264e" style:font-name-asian="Liberation Serif1" style:font-size-asian="16pt" style:font-weight-asian="bold" style:font-name-complex="Liberation Serif1" style:font-size-complex="16pt" style:font-weight-complex="bold"/>
    </style:style>
    <style:style style:name="P12" style:family="paragraph" style:parent-style-name="Standard">
      <style:text-properties style:text-position="0% 100%" style:font-name="Liberation Serif1" fo:font-size="16pt" fo:font-weight="bold" officeooo:rsid="003b4f47" officeooo:paragraph-rsid="00430cac" style:font-name-asian="Liberation Serif1" style:font-size-asian="16pt" style:font-weight-asian="bold" style:font-name-complex="Liberation Serif1" style:font-size-complex="16pt" style:font-weight-complex="bold"/>
    </style:style>
    <style:style style:name="P13" style:family="paragraph" style:parent-style-name="Standard">
      <style:text-properties style:text-position="0% 100%" style:font-name="Liberation Serif1" fo:font-size="16pt" fo:font-weight="bold" officeooo:rsid="003b4f47" officeooo:paragraph-rsid="00450b59" style:font-name-asian="Liberation Serif1" style:font-size-asian="16pt" style:font-weight-asian="bold" style:font-name-complex="Liberation Serif1" style:font-size-complex="16pt" style:font-weight-complex="bold"/>
    </style:style>
    <style:style style:name="P14" style:family="paragraph" style:parent-style-name="Standard">
      <style:text-properties style:text-position="0% 100%" style:font-name="Liberation Serif1" fo:font-size="16pt" fo:font-weight="bold" officeooo:rsid="003b4f47" officeooo:paragraph-rsid="0049ba34" style:font-name-asian="Liberation Serif1" style:font-size-asian="16pt" style:font-weight-asian="bold" style:font-name-complex="Liberation Serif1" style:font-size-complex="16pt" style:font-weight-complex="bold"/>
    </style:style>
    <style:style style:name="P15" style:family="paragraph" style:parent-style-name="Standard">
      <style:text-properties style:text-position="0% 100%" style:font-name="Liberation Serif1" fo:font-size="16pt" fo:font-weight="bold" officeooo:rsid="00437bd3" officeooo:paragraph-rsid="00437bd3" style:font-name-asian="Liberation Serif1" style:font-size-asian="16pt" style:font-weight-asian="bold" style:font-name-complex="Liberation Serif1" style:font-size-complex="16pt" style:font-weight-complex="bold"/>
    </style:style>
    <style:style style:name="P16" style:family="paragraph" style:parent-style-name="Standard">
      <style:text-properties style:text-position="0% 100%" style:font-name="Liberation Serif1" fo:font-size="16pt" fo:font-weight="bold" officeooo:rsid="00437bd3" officeooo:paragraph-rsid="00450b59" style:font-name-asian="Liberation Serif1" style:font-size-asian="16pt" style:font-weight-asian="bold" style:font-name-complex="Liberation Serif1" style:font-size-complex="16pt" style:font-weight-complex="bold"/>
    </style:style>
    <style:style style:name="P17" style:family="paragraph" style:parent-style-name="Standard">
      <style:text-properties style:text-position="0% 100%" style:font-name="Liberation Serif1" fo:font-size="16pt" fo:font-weight="bold" officeooo:rsid="00211cfa" officeooo:paragraph-rsid="00462b97" style:font-name-asian="Liberation Serif1" style:font-size-asian="16pt" style:font-weight-asian="bold" style:font-name-complex="Liberation Serif1" style:font-size-complex="16pt" style:font-weight-complex="bold"/>
    </style:style>
    <style:style style:name="P18" style:family="paragraph" style:parent-style-name="Standard">
      <style:text-properties style:text-position="0% 100%" style:font-name="Liberation Serif1" fo:font-size="16pt" fo:font-weight="bold" officeooo:rsid="00211cfa" officeooo:paragraph-rsid="0047e586" style:font-name-asian="Liberation Serif1" style:font-size-asian="16pt" style:font-weight-asian="bold" style:font-name-complex="Liberation Serif1" style:font-size-complex="16pt" style:font-weight-complex="bold"/>
    </style:style>
    <style:style style:name="P19" style:family="paragraph" style:parent-style-name="Standard">
      <style:text-properties style:text-position="0% 100%" style:font-name="Liberation Serif1" fo:font-size="16pt" fo:font-weight="bold" officeooo:rsid="003e264e" officeooo:paragraph-rsid="0049ba34" style:font-name-asian="Liberation Serif1" style:font-size-asian="16pt" style:font-weight-asian="bold" style:font-name-complex="Liberation Serif1" style:font-size-complex="16pt" style:font-weight-complex="bold"/>
    </style:style>
    <style:style style:name="P20" style:family="paragraph" style:parent-style-name="Standard">
      <style:text-properties style:text-position="0% 100%" style:font-name="Liberation Serif1" fo:font-size="16pt" fo:font-weight="normal" officeooo:rsid="00437bd3" officeooo:paragraph-rsid="00437bd3" style:font-name-asian="Liberation Serif1" style:font-size-asian="16pt" style:font-weight-asian="normal" style:font-name-complex="Liberation Serif1" style:font-size-complex="16pt" style:font-weight-complex="normal"/>
    </style:style>
    <style:style style:name="P21" style:family="paragraph" style:parent-style-name="Standard">
      <style:text-properties style:text-position="0% 100%" style:font-name="Liberation Serif1" fo:font-size="16pt" fo:font-weight="normal" officeooo:rsid="00450b59" officeooo:paragraph-rsid="00450b59" style:font-name-asian="Liberation Serif1" style:font-size-asian="16pt" style:font-weight-asian="normal" style:font-name-complex="Liberation Serif1" style:font-size-complex="16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 fo:font-weight="normal" officeooo:rsid="003c135d" style:font-weight-asian="normal" style:font-weight-complex="normal"/>
    </style:style>
    <style:style style:name="T3" style:family="text">
      <style:text-properties style:text-position="sub 58%" style:font-name="Liberation Serif1" fo:font-weight="normal" officeooo:rsid="003ce4e8" style:font-weight-asian="normal" style:font-weight-complex="normal"/>
    </style:style>
    <style:style style:name="T4" style:family="text">
      <style:text-properties style:text-position="sub 58%" style:font-name="Liberation Serif1" fo:font-weight="normal" officeooo:rsid="003d259f" style:font-weight-asian="normal" style:font-weight-complex="normal"/>
    </style:style>
    <style:style style:name="T5" style:family="text">
      <style:text-properties style:text-position="sub 58%" fo:font-weight="normal" officeooo:rsid="003d259f" style:font-weight-asian="normal" style:font-weight-complex="normal"/>
    </style:style>
    <style:style style:name="T6" style:family="text">
      <style:text-properties style:text-position="sub 58%" fo:font-weight="normal" officeooo:rsid="003c135d" style:font-weight-asian="normal" style:font-weight-complex="normal"/>
    </style:style>
    <style:style style:name="T7" style:family="text">
      <style:text-properties style:text-position="sub 58%" fo:font-weight="normal" officeooo:rsid="003e264e" style:font-weight-asian="normal" style:font-weight-complex="normal"/>
    </style:style>
    <style:style style:name="T8" style:family="text">
      <style:text-properties style:text-position="sub 58%" fo:font-weight="normal" officeooo:rsid="003ce4e8" style:font-weight-asian="normal" style:font-weight-complex="normal"/>
    </style:style>
    <style:style style:name="T9" style:family="text">
      <style:text-properties style:text-position="sub 58%" fo:font-weight="normal" officeooo:rsid="0047e586" style:font-weight-asian="normal" style:font-weight-complex="normal"/>
    </style:style>
    <style:style style:name="T10" style:family="text">
      <style:text-properties style:text-position="sub 58%" fo:font-size="18pt" fo:font-weight="normal" officeooo:rsid="0015b925" style:font-size-asian="18pt" style:font-weight-asian="normal" style:font-size-complex="1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fo:font-weight="normal" officeooo:rsid="003c135d" style:font-weight-asian="normal" style:font-weight-complex="normal"/>
    </style:style>
    <style:style style:name="T14" style:family="text">
      <style:text-properties style:font-name="Liberation Serif1" fo:font-weight="normal" officeooo:rsid="003ce4e8" style:font-weight-asian="normal" style:font-weight-complex="normal"/>
    </style:style>
    <style:style style:name="T15" style:family="text">
      <style:text-properties style:font-name="Liberation Serif1" fo:font-weight="normal" officeooo:rsid="003d259f" style:font-weight-asian="normal" style:font-weight-complex="normal"/>
    </style:style>
    <style:style style:name="T16" style:family="text">
      <style:text-properties style:font-name="Liberation Serif1" fo:font-weight="normal" officeooo:rsid="003c135d" style:font-name-asian="Liberation Serif1" style:font-weight-asian="normal" style:font-name-complex="Liberation Serif1" style:font-weight-complex="normal"/>
    </style:style>
    <style:style style:name="T17" style:family="text">
      <style:text-properties fo:font-weight="normal" officeooo:rsid="003c135d" style:font-weight-asian="normal" style:font-weight-complex="normal"/>
    </style:style>
    <style:style style:name="T18" style:family="text">
      <style:text-properties fo:font-weight="normal" officeooo:rsid="003ce4e8" style:font-weight-asian="normal" style:font-weight-complex="normal"/>
    </style:style>
    <style:style style:name="T19" style:family="text">
      <style:text-properties fo:font-weight="normal" officeooo:rsid="003d0b83" style:font-weight-asian="normal" style:font-weight-complex="normal"/>
    </style:style>
    <style:style style:name="T20" style:family="text">
      <style:text-properties fo:font-weight="normal" officeooo:rsid="003d259f" style:font-weight-asian="normal" style:font-weight-complex="normal"/>
    </style:style>
    <style:style style:name="T21" style:family="text">
      <style:text-properties fo:font-weight="normal" officeooo:rsid="003db4d6" style:font-weight-asian="normal" style:font-weight-complex="normal"/>
    </style:style>
    <style:style style:name="T22" style:family="text">
      <style:text-properties fo:font-weight="normal" officeooo:rsid="003e264e" style:font-weight-asian="normal" style:font-weight-complex="normal"/>
    </style:style>
    <style:style style:name="T23" style:family="text">
      <style:text-properties fo:font-weight="normal" officeooo:rsid="003ff897" style:font-weight-asian="normal" style:font-weight-complex="normal"/>
    </style:style>
    <style:style style:name="T24" style:family="text">
      <style:text-properties fo:font-weight="normal" officeooo:rsid="00418bc7" style:font-weight-asian="normal" style:font-weight-complex="normal"/>
    </style:style>
    <style:style style:name="T25" style:family="text">
      <style:text-properties fo:font-weight="normal" officeooo:rsid="00430cac" style:font-weight-asian="normal" style:font-weight-complex="normal"/>
    </style:style>
    <style:style style:name="T26" style:family="text">
      <style:text-properties fo:font-weight="normal" officeooo:rsid="0043af5d" style:font-weight-asian="normal" style:font-weight-complex="normal"/>
    </style:style>
    <style:style style:name="T27" style:family="text">
      <style:text-properties fo:font-weight="normal" officeooo:rsid="00450b59" style:font-weight-asian="normal" style:font-weight-complex="normal"/>
    </style:style>
    <style:style style:name="T28" style:family="text">
      <style:text-properties fo:font-weight="normal" officeooo:rsid="0047e586" style:font-weight-asian="normal" style:font-weight-complex="normal"/>
    </style:style>
    <style:style style:name="T29" style:family="text">
      <style:text-properties fo:font-weight="normal" officeooo:rsid="004c7cd2" style:font-weight-asian="normal" style:font-weight-complex="normal"/>
    </style:style>
    <style:style style:name="T30" style:family="text">
      <style:text-properties style:text-position="super 58%" fo:font-weight="normal" officeooo:rsid="003c135d" style:font-weight-asian="normal" style:font-weight-complex="normal"/>
    </style:style>
    <style:style style:name="T31" style:family="text">
      <style:text-properties style:text-position="super 58%" fo:font-weight="normal" officeooo:rsid="003e264e" style:font-weight-asian="normal" style:font-weight-complex="normal"/>
    </style:style>
    <style:style style:name="T32" style:family="text">
      <style:text-properties style:text-position="super 58%" fo:font-weight="normal" officeooo:rsid="0043af5d" style:font-weight-asian="normal" style:font-weight-complex="normal"/>
    </style:style>
    <style:style style:name="T33" style:family="text">
      <style:text-properties style:text-position="super 58%" fo:font-weight="normal" officeooo:rsid="003ce4e8" style:font-weight-asian="normal" style:font-weight-complex="normal"/>
    </style:style>
    <style:style style:name="T34" style:family="text">
      <style:text-properties style:text-position="super 58%" style:font-name="Liberation Serif1" fo:font-weight="normal" officeooo:rsid="003ce4e8" style:font-weight-asian="normal" style:font-weight-complex="normal"/>
    </style:style>
    <style:style style:name="T35" style:family="text">
      <style:text-properties style:text-position="super 58%" fo:font-size="18pt" fo:font-weight="normal" officeooo:rsid="0025dc5f" style:font-size-asian="18pt" style:font-weight-asian="normal" style:font-size-complex="18pt" style:font-weight-complex="normal"/>
    </style:style>
    <style:style style:name="T36" style:family="text">
      <style:text-properties officeooo:rsid="003c135d"/>
    </style:style>
    <style:style style:name="T37" style:family="text">
      <style:text-properties officeooo:rsid="003e264e"/>
    </style:style>
    <style:style style:name="T38" style:family="text">
      <style:text-properties style:font-name="Liberation Serif1"/>
    </style:style>
    <style:style style:name="T39" style:family="text">
      <style:text-properties style:font-name="Liberation Serif1" fo:font-weight="normal" officeooo:rsid="00450b59" style:font-weight-asian="normal" style:font-weight-complex="normal"/>
    </style:style>
    <style:style style:name="T40" style:family="text">
      <style:text-properties style:font-name="Liberation Serif1" fo:font-weight="normal" officeooo:rsid="00462b97" style:font-weight-asian="normal" style:font-weight-complex="normal"/>
    </style:style>
    <style:style style:name="T41" style:family="text">
      <style:text-properties officeooo:rsid="00450b59"/>
    </style:style>
    <style:style style:name="T42" style:family="text">
      <style:text-properties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font-size="18pt" fo:font-weight="normal" officeooo:rsid="0025dc5f" style:font-size-asian="18pt" style:font-weight-asian="normal" style:font-size-complex="18pt" style:font-weight-complex="normal"/>
    </style:style>
    <style:style style:name="T44" style:family="text">
      <style:text-properties fo:font-size="18pt" fo:font-weight="normal" officeooo:rsid="00233444" style:font-size-asian="18pt" style:font-weight-asian="normal" style:font-size-complex="18pt" style:font-weight-complex="normal"/>
    </style:style>
    <style:style style:name="T45" style:family="text">
      <style:text-properties fo:font-size="18pt" fo:font-weight="normal" officeooo:rsid="0015b925" style:font-size-asian="18pt" style:font-weight-asian="normal" style:font-size-complex="18pt" style:font-weight-complex="normal"/>
    </style:style>
    <style:style style:name="T46" style:family="text">
      <style:text-properties fo:font-size="18pt" fo:font-weight="normal" officeooo:rsid="00462b97" style:font-size-asian="18pt" style:font-weight-asian="normal" style:font-size-complex="18pt" style:font-weight-complex="normal"/>
    </style:style>
    <style:style style:name="T47" style:family="text">
      <style:text-properties fo:font-size="18pt" fo:font-weight="normal" officeooo:rsid="0047e586" style:font-size-asian="18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kinds of fit:</text:p>
      <text:p text:style-name="P1"><text:span text:style-name="T11">Underfit</text:span>(curve does not fit all the training examples)</text:p>
      <text:p text:style-name="P5"/>
      <text:p text:style-name="P1"><text:span text:style-name="T11">just right</text:span>(almost fits all the training examples)</text:p>
      <text:p text:style-name="P1"/>
      <text:p text:style-name="P1"><text:span text:style-name="T11">Overfit</text:span>(with too amny features, it might even fit exacly all the training examples but in order to do so it might adopt a curve that won't be useful to predict future values)</text:p>
      <text:p text:style-name="P1"/>
      <text:p text:style-name="P4">Options to avoid overfitting:</text:p>
      <text:p text:style-name="P2">1)Reduce number of features:</text:p>
      <text:p text:style-name="P2"><text:tab/>*Manually select which features to keep.</text:p>
      <text:p text:style-name="P2"><text:tab/>*Model selection algorithm(automatically selects which features to <text:tab/> <text:s/>keep)</text:p>
      <text:p text:style-name="P2">2)Regularization:</text:p>
      <text:p text:style-name="P2"><text:tab/>*Keep all features but reduce magnitude/values of <text:span text:style-name="T12">θ</text:span><text:span text:style-name="T1">j.</text:span></text:p>
      <text:p text:style-name="P2"><text:span text:style-name="T1"><text:tab/></text:span>*Works well when we have a lot of features, each of which <text:tab/>contributes a bit to predicting y</text:p>
      <text:p text:style-name="P7"/>
      <text:p text:style-name="P6"><text:span text:style-name="T19">P</text:span><text:span text:style-name="T17">enalise </text:span><text:span text:style-name="T13">θ</text:span><text:span text:style-name="T17">'s of </text:span><text:span text:style-name="T18">all</text:span><text:span text:style-name="T17"> features to minimise their contribution.</text:span></text:p>
      <text:p text:style-name="P13"><text:span text:style-name="T17">Cost=(1/2*m) [</text:span><text:span text:style-name="T16">∑</text:span><text:span text:style-name="T17"> (h</text:span><text:span text:style-name="T2">θ</text:span><text:span text:style-name="T17">(x) – y)</text:span><text:span text:style-name="T30">2</text:span><text:span text:style-name="T17"> + </text:span><text:span text:style-name="T39">λ</text:span><text:span text:style-name="T18">*</text:span><text:span text:style-name="T16">∑</text:span><text:span text:style-name="T13">θ</text:span><text:span text:style-name="T3">j</text:span><text:span text:style-name="T34">2</text:span><text:span text:style-name="T2"> </text:span><text:span text:style-name="T13">]</text:span></text:p>
      <text:p text:style-name="P8"><text:span text:style-name="T15">(By convension shrink just </text:span><text:span text:style-name="T13">θ</text:span><text:span text:style-name="T4">1 </text:span><text:span text:style-name="T15">to </text:span><text:span text:style-name="T13">θ</text:span><text:span text:style-name="T4">n </text:span><text:span text:style-name="T15">and not </text:span><text:span text:style-name="T13">θ</text:span><text:span text:style-name="T4">0</text:span><text:span text:style-name="T15">)</text:span></text:p>
      <text:p text:style-name="P3"/>
      <text:p text:style-name="P8"><text:span text:style-name="T20">But if we have very large lambda, hypothesis function becomes almost </text:span><text:span text:style-name="T17">θ</text:span><text:span text:style-name="T5">0</text:span><text:span text:style-name="T20">, as all other </text:span><text:span text:style-name="T17">θ</text:span><text:span text:style-name="T20">'s are almost 0. </text:span><text:span text:style-name="T21">This will lead to the problem of underfitting.</text:span><text:span text:style-name="T20"> </text:span><text:span text:style-name="T6"><text:tab/></text:span></text:p>
      <text:p text:style-name="P10"/>
      <text:p text:style-name="P15">1)Linear Regression:</text:p>
      <text:p text:style-name="P20"/>
      <text:p text:style-name="P9"><text:span text:style-name="T36">G</text:span>radient Descent:</text:p>
      <text:p text:style-name="P13"><text:span text:style-name="T17">θ</text:span><text:span text:style-name="T7">j </text:span><text:span text:style-name="T22">:= </text:span><text:span text:style-name="T17">θ</text:span><text:span text:style-name="T7">j</text:span><text:span text:style-name="T22"> – (1/m)*α * ( ∑ (</text:span><text:span text:style-name="T17">h</text:span><text:span text:style-name="T6">θ</text:span><text:span text:style-name="T17">(x</text:span><text:span text:style-name="T31">i</text:span><text:span text:style-name="T17">) – y</text:span><text:span text:style-name="T31">i</text:span><text:span text:style-name="T22">)*x</text:span><text:span text:style-name="T31">i</text:span><text:span text:style-name="T7">j</text:span><text:span text:style-name="T22"> + </text:span><text:span text:style-name="T39">λ</text:span><text:span text:style-name="T18"> *</text:span><text:span text:style-name="T22"> </text:span><text:span text:style-name="T17">θ</text:span><text:span text:style-name="T8">j</text:span><text:span text:style-name="T22">) <text:tab/></text:span><text:span text:style-name="T23">[j=1,2,....n]</text:span><text:span text:style-name="T22"> </text:span></text:p>
      <text:p text:style-name="P11"><text:span text:style-name="T22"/></text:p>
      <text:p text:style-name="P13"><text:span text:style-name="T17">θ</text:span><text:span text:style-name="T7">j </text:span><text:span text:style-name="T22">:= </text:span><text:span text:style-name="T17">θ</text:span><text:span text:style-name="T7">j</text:span><text:span text:style-name="T22">*</text:span><text:span text:style-name="T24">(1-</text:span><text:span text:style-name="T22">α</text:span><text:span text:style-name="T18">*</text:span><text:span text:style-name="T25">(</text:span><text:span text:style-name="T39">λ</text:span><text:span text:style-name="T25">/m)</text:span><text:span text:style-name="T24">)</text:span><text:span text:style-name="T22"> – (1/m)*α * ( ∑ (</text:span><text:span text:style-name="T17">h</text:span><text:span text:style-name="T6">θ</text:span><text:span text:style-name="T17">(x</text:span><text:span text:style-name="T31">i</text:span><text:span text:style-name="T17">) – y</text:span><text:span text:style-name="T31">i</text:span><text:span text:style-name="T22">)*x</text:span><text:span text:style-name="T31">i</text:span><text:span text:style-name="T7">j</text:span><text:span text:style-name="T22">)</text:span></text:p>
      <text:p text:style-name="P12"><text:span text:style-name="T22"/></text:p>
      <text:p text:style-name="P15"><text:span text:style-name="T37">N</text:span>ormal equation:</text:p>
      <text:p text:style-name="P21"><text:span text:style-name="T12"/></text:p>
      <text:p text:style-name="P13"><text:span text:style-name="T17">θ </text:span><text:span text:style-name="T26">= (X</text:span><text:span text:style-name="T32">T</text:span><text:span text:style-name="T26">X + </text:span><text:span text:style-name="T39">λ*</text:span><text:span text:style-name="T26">[ </text:span><text:span text:style-name="T27">0 0 . . . .</text:span><text:span text:style-name="T26">] ) </text:span><text:span text:style-name="T32">-1</text:span><text:span text:style-name="T26"> X</text:span><text:span text:style-name="T32">T</text:span><text:span text:style-name="T26"> y</text:span></text:p>
      <text:p text:style-name="P13"><text:span text:style-name="T26"><text:tab/><text:tab/> <text:s text:c="4"/></text:span><text:span text:style-name="T27">| <text:s/>0 1 . . . .|</text:span></text:p>
      <text:p text:style-name="P13"><text:span text:style-name="T27"><text:tab/><text:tab/> <text:s text:c="4"/>| <text:s/>0 0 1 . . |</text:span></text:p>
      <text:p text:style-name="P13"><text:span text:style-name="T27"><text:tab/><text:tab/> <text:s text:c="4"/>| <text:s/>............ | </text:span></text:p>
      <text:p text:style-name="P16"><text:soft-page-break/><text:span text:style-name="T41">2)Logistic Regression:</text:span></text:p>
      <text:p text:style-name="P16"/>
      <text:p text:style-name="P17"><text:span text:style-name="T43">J(θ) = </text:span><text:span text:style-name="T42">-</text:span><text:span text:style-name="T44">(1/m) [Σ y</text:span><text:span text:style-name="T35">(i)</text:span><text:span text:style-name="T44"> </text:span><text:span text:style-name="T42">log(</text:span><text:span text:style-name="T45">h</text:span><text:span text:style-name="T10">θ</text:span><text:span text:style-name="T45">(x</text:span><text:span text:style-name="T35">(i)</text:span><text:span text:style-name="T45">)</text:span><text:span text:style-name="T42">) </text:span><text:span text:style-name="T44">+ (1-y</text:span><text:span text:style-name="T35">(i)</text:span><text:span text:style-name="T44">)</text:span><text:span text:style-name="T42">log(1-</text:span><text:span text:style-name="T45">h</text:span><text:span text:style-name="T10">θ</text:span><text:span text:style-name="T45">(x</text:span><text:span text:style-name="T35">(i)</text:span><text:span text:style-name="T45">)</text:span><text:span text:style-name="T42">) </text:span><text:span text:style-name="T44">]</text:span></text:p>
      <text:p text:style-name="P18"><text:span text:style-name="T46">+ (</text:span><text:span text:style-name="T39">λ/</text:span><text:span text:style-name="T40">2m)</text:span><text:span text:style-name="T18">*</text:span><text:span text:style-name="T17">∑θ</text:span><text:span text:style-name="T8">j</text:span><text:span text:style-name="T33">2</text:span><text:span text:style-name="T6"> <text:s/><text:tab/><text:tab/></text:span><text:span text:style-name="T28">{</text:span><text:span text:style-name="T43">θ: </text:span><text:span text:style-name="T47">1-j</text:span><text:span text:style-name="T28">}</text:span></text:p>
      <text:p text:style-name="P17"><text:span text:style-name="T6"/></text:p>
      <text:p text:style-name="P19"><text:span text:style-name="T36">G</text:span>radient Descent:</text:p>
      <text:p text:style-name="P14"><text:span text:style-name="T17">θ</text:span><text:span text:style-name="T7">j </text:span><text:span text:style-name="T22">:= </text:span><text:span text:style-name="T17">θ</text:span><text:span text:style-name="T7">j</text:span><text:span text:style-name="T22"> – (1/m)*α * ( ∑ (</text:span><text:span text:style-name="T17">h</text:span><text:span text:style-name="T6">θ</text:span><text:span text:style-name="T17">(x</text:span><text:span text:style-name="T31">i</text:span><text:span text:style-name="T17">) – y</text:span><text:span text:style-name="T31">i</text:span><text:span text:style-name="T22">)*x</text:span><text:span text:style-name="T31">i</text:span><text:span text:style-name="T7">j</text:span><text:span text:style-name="T22"> + </text:span><text:span text:style-name="T39">λ</text:span><text:span text:style-name="T18"> *</text:span><text:span text:style-name="T22"> </text:span><text:span text:style-name="T17">θ</text:span><text:span text:style-name="T8">j</text:span><text:span text:style-name="T22">) <text:tab/></text:span><text:span text:style-name="T23">[j=1,2,....n]</text:span><text:span text:style-name="T22"> </text:span></text:p>
      <text:p text:style-name="P14"><text:span text:style-name="T22"/></text:p>
      <text:p text:style-name="P14"><text:span text:style-name="T29">+</text:span><text:span text:style-name="T17">θ</text:span><text:span text:style-name="T7">j </text:span><text:span text:style-name="T22">:= </text:span><text:span text:style-name="T17">θ</text:span><text:span text:style-name="T7">j</text:span><text:span text:style-name="T22">*</text:span><text:span text:style-name="T24">(1-</text:span><text:span text:style-name="T22">α</text:span><text:span text:style-name="T18">*</text:span><text:span text:style-name="T25">(</text:span><text:span text:style-name="T39">λ</text:span><text:span text:style-name="T25">/m)</text:span><text:span text:style-name="T24">)</text:span><text:span text:style-name="T22"> – (1/m)*α * ( ∑ (</text:span><text:span text:style-name="T17">h</text:span><text:span text:style-name="T6">θ</text:span><text:span text:style-name="T17">(x</text:span><text:span text:style-name="T31">i</text:span><text:span text:style-name="T17">) – y</text:span><text:span text:style-name="T31">i</text:span><text:span text:style-name="T22">)*x</text:span><text:span text:style-name="T31">i</text:span><text:span text:style-name="T7">j</text:span><text:span text:style-name="T22">)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25T01:05:29.866531943</dc:date>
    <meta:editing-duration>PT8H25M14S</meta:editing-duration>
    <meta:editing-cycles>60</meta:editing-cycles>
    <meta:document-statistic meta:table-count="0" meta:image-count="0" meta:object-count="0" meta:page-count="2" meta:paragraph-count="30" meta:word-count="254" meta:character-count="1460" meta:non-whitespace-character-count="1185"/>
  </office:meta>
</office:document-meta>
</file>